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2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4.696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dbb6" draw:opacity="15%"/>
      <style:paragraph-properties fo:text-align="center"/>
    </style:style>
    <style:style style:name="P12" style:family="paragraph">
      <loext:graphic-properties draw:fill-color="#ffe994" draw:opacity="15%"/>
      <style:paragraph-properties fo:text-align="center"/>
    </style:style>
    <style:style style:name="P13" style:family="paragraph">
      <loext:graphic-properties draw:fill="none" draw:fill-color="#ffdbb6" draw:opacity="50%"/>
      <style:paragraph-properties fo:text-align="start" style:writing-mode="lr-tb"/>
      <style:text-properties fo:font-size="40pt" style:font-size-asian="40pt" style:font-size-complex="40pt"/>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2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indent="0cm" style:writing-mode="lr-tb"/>
    </style:style>
    <style:style style:name="P37" style:family="paragraph">
      <loext:graphic-properties draw:fill-color="#ffffff"/>
      <style:paragraph-properties style:writing-mode="lr-tb"/>
      <style:text-properties style:font-size-asian="20pt"/>
    </style:style>
    <style:style style:name="P38" style:family="paragraph">
      <style:paragraph-properties fo:margin-left="0cm" fo:margin-right="0cm" fo:margin-top="0.5cm" fo:margin-bottom="0cm" fo:text-align="center" fo:text-indent="0cm"/>
    </style:style>
    <style:style style:name="P39"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76cm -2.71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補佐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2"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3" draw:layer="layout" svg:width="25.1cm" svg:height="4.696cm" svg:x="1.4cm" svg:y="2.585cm">
          <draw:text-box>
            <text:p text:style-name="P5"><text:span text:style-name="T4">♥</text:span><text:span text:style-name="T5">豊住</text:span><text:span text:style-name="T3">（プロジェクトリーダー</text:span><text:span text:style-name="T3">/</text:span><text:span text:style-name="T3">ドキュメントリーダー）</text:span></text:p>
          </draw:text-box>
        </draw:fram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テスト補佐としてコーディング等のサポートを行い、チームメンバーのスキルアップを図る。</text:span></text:p>
          </draw:text-box>
        </draw:frame>
        <draw:frame presentation:style-name="pr9" draw:text-style-name="P16" draw:layer="layout" svg:width="18.199cm" svg:height="2.865cm" svg:x="1.401cm" svg:y="3.635cm">
          <draw:text-box>
            <text:p text:style-name="P5"><text:span text:style-name="T7">♠</text:span><text:span text:style-name="T5">新井</text:span><text:span text:style-name="T3">（テクニカルリーダー</text:span><text:span text:style-name="T3">/</text:span><text:span text:style-name="T3">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6" draw:layer="layout" svg:width="18.199cm" svg:height="2.865cm" svg:x="1.401cm" svg:y="3.501cm">
          <draw:text-box>
            <text:p text:style-name="P5"><text:span text:style-name="T8">♣</text:span><text:span text:style-name="T5">金澤</text:span><text:span text:style-name="T3">（テストリーダー、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6" draw:layer="layout" svg:width="20.599cm" svg:height="2.865cm" svg:x="1.401cm" svg:y="4cm">
          <draw:text-box>
            <text:p text:style-name="P5"><text:span text:style-name="T9">♦</text:span><text:span text:style-name="T5">川瀬</text:span><text:span text:style-name="T3">（データベースリーダー</text:span><text:span text:style-name="T3">/</text:span><text:span text:style-name="T3">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4"><text:span text:style-name="T2">画面遷移図が完成した時点で、必要なファイルを作った為、</text:span></text:p>
                <text:p text:style-name="P4"><text:span text:style-name="T2">いち早くコーディングに移る事ができた。</text:span></text:p>
              </text:list-item>
              <text:list-item>
                <text:p text:style-name="P4"><text:span text:style-name="T2">コーディング規則を予め決めていた為、文字違いによる事故を減らした。</text:span></text:p>
              </text:list-item>
              <text:list-item>
                <text:p text:style-name="P4"><text:span text:style-name="T2">進捗状況を常に把握する為、各自の作業内容の確認と共有を行い、逐一ガントチャートで管理し、タスクの配分を行いやすくし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1.1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4"><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4"><text:span text:style-name="T10"/></text:p>
                <text:p text:style-name="P4"><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4"><text:span text:style-name="T12"/></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7">８．今後の展望</text:p>
          </draw:text-box>
        </draw:frame>
        <draw:frame presentation:style-name="pr4" draw:text-style-name="P4" draw:layer="layout" svg:width="25.199cm" svg:height="9.134cm" svg:x="1.4cm" svg:y="3.685cm" presentation:class="outline">
          <draw:text-box>
            <text:list text:style-name="L2">
              <text:list-header>
                <text:p text:style-name="P36"><text:span text:style-name="T12">（金澤）</text:span></text:p>
                <text:p text:style-name="P36"><text:span text:style-name="T12">コーディングの時間より考える事に時間を使いすぎた為、もう少し素早くコーディングを行えるように鍛えたい。</text:span></text:p>
                <text:p text:style-name="P36"><text:span text:style-name="T12"/></text:p>
                <text:p text:style-name="P36"><text:span text:style-name="T12">（川瀬）</text:span></text:p>
                <text:p text:style-name="P36"><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7"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39" draw:layer="layout" svg:width="25.199cm" svg:height="9.134cm" svg:x="0.901cm" svg:y="2.866cm" presentation:class="outline" presentation:user-transformed="true">
          <draw:text-box>
            <text:list text:style-name="L2">
              <text:list-header>
                <text:p text:style-name="P38"><text:span text:style-name="T13">♠</text:span><text:span text:style-name="T14">♥</text:span><text:span text:style-name="T15">Thank you for your viewing!</text:span><text:span text:style-name="T16">♦</text:span><text:span text:style-name="T17">♣</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2" fo:font-family="'Liberation Sans', Arial" style:font-family-generic="swiss" style:font-pitch="variable" fo:font-size="14pt" style:font-name-asian="游ゴシック1" style:font-family-asian="游ゴシック" style:font-pitch-asian="variable" style:font-name-complex="Liberation Sans2"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12:02:56.320000000</dc:date>
    <meta:editing-duration>PT2H34M1S</meta:editing-duration>
    <meta:editing-cycles>18</meta:editing-cycles>
    <meta:generator>LibreOffice/7.2.5.2$Windows_X86_64 LibreOffice_project/499f9727c189e6ef3471021d6132d4c694f357e5</meta:generator>
    <meta:document-statistic meta:object-count="147"/>
  </office:meta>
</office:document-meta>
</file>